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020000021C6ED115CE731C747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Sans" svg:font-family="Sans"/>
  </office:font-face-decls>
  <office:automatic-styles>
    <style:style style:name="P1" style:family="paragraph" style:parent-style-name="Standard" style:master-page-name="Page5.3510.383333333333333Master">
      <style:paragraph-properties style:page-number="auto" fo:break-before="page"/>
    </style:style>
    <style:style style:name="P2" style:family="paragraph" style:parent-style-name="boxSans14.00.00.00">
      <style:text-properties fo:font-size="10pt" style:font-size-asian="10pt" style:font-size-complex="10pt"/>
    </style:style>
    <style:style style:name="P3" style:family="paragraph" style:parent-style-name="boxSans15.00.00.00">
      <style:text-properties fo:font-size="10pt" style:font-size-asian="10pt" style:font-size-complex="10pt"/>
    </style:style>
    <style:style style:name="fr1" style:family="graphic" style:parent-style-name="FrameStyle">
      <style:graphic-properties style:vertical-pos="from-top" style:vertical-rel="paragraph-content" style:horizontal-pos="from-left" style:horizontal-rel="paragraph-content"/>
    </style:style>
    <style:style style:name="fr2" style:family="graphic" style:parent-style-name="Photo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Врезка1" text:anchor-type="paragraph" svg:x="0cm" svg:y="0.212cm" svg:width="2.752cm" svg:height="0.656cm" draw:z-index="0"><draw:text-box><text:p text:style-name="boxSans12.00.00.00">Расходы</text:p></draw:text-box></draw:frame><draw:frame draw:style-name="fr1" draw:name="Врезка2" text:anchor-type="paragraph" svg:x="2.963cm" svg:y="0.212cm" svg:width="8.89cm" svg:height="0.656cm" draw:z-index="1"><draw:text-box><text:p text:style-name="boxSans13.00.00.00">федерального правительства</text:p></draw:text-box></draw:frame><draw:frame draw:style-name="fr1" draw:name="Врезка3" text:anchor-type="paragraph" svg:x="0cm" svg:y="1.312cm" svg:width="13.589cm" svg:height="11.875cm" draw:z-index="2"><draw:text-box><text:p text:style-name="P3">Выделяются 4 важнейшие сферы приложения федеральных расходов: 1) выплата пенсий и социальное обеспечение; 2) национальная оборона; 3) здравоохранение; 4) выплата процентов по государственному долгу. Категория пенсии и социальное обеспечение охватывает множество ранее упомянутых программ по поддержанию уровня доходов, которые предусматривают помощь престарелым, нетрудоспособным, безработным, инвалидам, семьям без кормильца и тд. На долю национальной обороны приходится примерно 1/5 расходов федерального бюджета, что указывает на высокий уровень затрат на поддержание боеготовности. Расходы на здравоохранение отражают резкое удорожание правительственных программ медицинской помощи пенсионерам и малообеспеченным гражданам. Выплата процентов по государственному долгу в последние годы значительно возросла в связи с увеличением размера самого долга.</text:p></draw:text-box></draw:frame><draw:frame draw:style-name="fr1" draw:name="Врезка4" text:anchor-type="paragraph" svg:x="0cm" svg:y="13.61cm" svg:width="2.328cm" svg:height="0.889cm" draw:z-index="3"><draw:text-box><text:p text:style-name="boxSans11.00.00.00">Доходы</text:p></draw:text-box></draw:frame><draw:frame draw:style-name="fr1" draw:name="Врезка5" text:anchor-type="paragraph" svg:x="2.54cm" svg:y="13.61cm" svg:width="4.445cm" svg:height="0.889cm" draw:z-index="4"><draw:text-box><text:p text:style-name="boxSans10.00.00.00">федерального</text:p></draw:text-box></draw:frame><draw:frame draw:style-name="fr1" draw:name="Врезка6" text:anchor-type="paragraph" svg:x="7.197cm" svg:y="13.822cm" svg:width="4.445cm" svg:height="0.677cm" draw:z-index="5"><draw:text-box><text:p text:style-name="boxSans10.00.00.00">правительства</text:p></draw:text-box></draw:frame><draw:frame draw:style-name="fr1" draw:name="Врезка7" text:anchor-type="paragraph" svg:x="0cm" svg:y="14.944cm" svg:width="13.335cm" svg:height="11.218cm" draw:z-index="6"><draw:text-box><text:p text:style-name="P2">Как видно из рис. 5-7, основными источниками поступлений в федеральный бюджет являются подоходный налог с граждан, налог на фонд заработной платы и налог на прибыль корпораций, приносяшие соответственно 44, 37 и 10 центов в расчете на каждый собранный в виде налогов доллар. </text:p><text:p text:style-name="P2">Личный нодоходный палог. Личный подоходный налог составляет основу налоговой системы США и заслуживает особого внимания. Этот налог взимается с налогооблагаемого дохода, то есть с доходов домохозяйств и некорпоративных предпринимательских структур за вычетом налоговых освобождений (по 2450 дол. на каждого члена домохозяйства) и скидок (расходов фирм, благотворительных взносов, процентов по закладным на жилье, некоторых местных налогов и налогов штатов). Федеральный личный подоходный налог — прогрессивный налог. Значит, люди с более высокими</text:p></draw:text-box></draw:frame><draw:frame draw:style-name="fr2" draw:name="Изображение1" text:anchor-type="paragraph" svg:x="13.547cm" svg:y="14.944cm" svg:width="0.042cm" svg:height="11.43cm" draw:z-index="7"><draw:image xlink:href="Pictures/10000000000000020000021C6ED115CE731C747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Sans" svg:font-family="San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oxSans12.00.00.00" style:family="paragraph">
      <style:paragraph-properties style:line-spacing="0cm" fo:text-align="start" style:justify-single-word="false"/>
      <style:text-properties style:font-name="Sans" fo:font-family="Sans" fo:font-size="12pt" fo:letter-spacing="normal" fo:font-style="normal" fo:font-weight="normal"/>
    </style:style>
    <style:style style:name="boxSans13.00.00.00" style:family="paragraph">
      <style:paragraph-properties style:line-spacing="0cm" fo:text-align="start" style:justify-single-word="false"/>
      <style:text-properties style:font-name="Sans" fo:font-family="Sans" fo:font-size="13pt" fo:letter-spacing="normal" fo:font-style="normal" fo:font-weight="normal"/>
    </style:style>
    <style:style style:name="boxSans15.00.00.00" style:family="paragraph">
      <style:paragraph-properties style:line-spacing="0cm" fo:text-align="start" style:justify-single-word="false"/>
      <style:text-properties style:font-name="Sans" fo:font-family="Sans" fo:font-size="15pt" fo:letter-spacing="normal" fo:font-style="normal" fo:font-weight="normal"/>
    </style:style>
    <style:style style:name="boxSans11.00.00.00" style:family="paragraph">
      <style:paragraph-properties style:line-spacing="0cm" fo:text-align="start" style:justify-single-word="false"/>
      <style:text-properties style:font-name="Sans" fo:font-family="Sans" fo:font-size="11pt" fo:letter-spacing="normal" fo:font-style="normal" fo:font-weight="normal"/>
    </style:style>
    <style:style style:name="boxSans10.00.00.00" style:family="paragraph">
      <style:paragraph-properties style:line-spacing="0cm" fo:text-align="start" style:justify-single-word="false"/>
      <style:text-properties style:font-name="Sans" fo:font-family="Sans" fo:font-size="10pt" fo:letter-spacing="normal" fo:font-style="normal" fo:font-weight="normal"/>
    </style:style>
    <style:style style:name="boxSans14.00.00.00" style:family="paragraph">
      <style:paragraph-properties style:line-spacing="0cm" fo:text-align="start" style:justify-single-word="false"/>
      <style:text-properties style:font-name="Sans" fo:font-family="Sans" fo:font-size="14pt" fo:letter-spacing="normal" fo:font-style="normal" fo:font-weight="normal"/>
    </style:style>
    <style:style style:name="Frame_20_contents" style:display-name="Frame contents" style:family="paragraph" style:parent-style-name="Standard" style:class="extra"/>
    <style:style style:name="Photo" style:family="graphic">
      <style:graphic-properties draw:fill="none"/>
    </style:style>
    <style:style style:name="FrameStyle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Page5.3510.383333333333333Master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56f7684011345957bbf33a7ee678afaf4d2ba333</meta:generator>
    <dc:date>2023-10-18T18:19:51.177812216</dc:date>
    <meta:editing-duration>PT20S</meta:editing-duration>
    <meta:editing-cycles>1</meta:editing-cycles>
    <meta:document-statistic meta:table-count="0" meta:image-count="1" meta:object-count="0" meta:page-count="1" meta:paragraph-count="8" meta:word-count="217" meta:character-count="1738" meta:non-whitespace-character-count="1527"/>
  </office:meta>
</office:document-meta>
</file>